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cm"/>
    </style:style>
    <style:style style:name="co3" style:family="table-column">
      <style:table-column-properties fo:break-before="auto" style:column-width="2.469cm"/>
    </style:style>
    <style:style style:name="co4" style:family="table-column">
      <style:table-column-properties fo:break-before="auto" style:column-width="3.10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"/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>
            <text:p>Prop</text:p>
          </table:table-cell>
          <table:table-cell office:value-type="float" office:value="0.9">
            <text:p>0,9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/>
          <table:table-cell office:value-type="float" office:value="1">
            <text:p>1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n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 office:value-type="float" office:value="4000">
            <text:p>4000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S Pop</text:p>
          </table:table-cell>
          <table:table-cell table:formula="of:=SQRT([.$B1]*(1-[.$B1]))*SQRT([.B4]/([.B4]-1))" office:value-type="float" office:value="0.316227766016838">
            <text:p>0,316227766</text:p>
          </table:table-cell>
          <table:table-cell table:formula="of:=SQRT([.$B1]*(1-[.$B1]))*SQRT([.C4]/([.C4]-1))" office:value-type="float" office:value="0.301511344577764">
            <text:p>0,3015113446</text:p>
          </table:table-cell>
          <table:table-cell table:formula="of:=SQRT([.$B1]*(1-[.$B1]))*SQRT([.D4]/([.D4]-1))" office:value-type="float" office:value="0.300150112593832">
            <text:p>0,3001501126</text:p>
          </table:table-cell>
          <table:table-cell table:formula="of:=SQRT([.$B1]*(1-[.$B1]))*SQRT([.E4]/([.E4]-1))" office:value-type="float" office:value="0.300037507032715">
            <text:p>0,300037507</text:p>
          </table:table-cell>
          <table:table-cell table:formula="of:=SQRT([.$B1]*(1-[.$B1]))*SQRT([.F4]/([.F4]-1))" office:value-type="float" office:value="0.300015001125094">
            <text:p>0,3000150011</text:p>
          </table:table-cell>
        </table:table-row>
        <table:table-row table:style-name="ro1">
          <table:table-cell office:value-type="string">
            <text:p>Sdem</text:p>
          </table:table-cell>
          <table:table-cell table:style-name="ce1" table:formula="of:=[.B5]/SQRT([.B4])" office:value-type="float" office:value="0.1">
            <text:p>0,100000</text:p>
          </table:table-cell>
          <table:table-cell table:style-name="ce1" table:formula="of:=[.C5]/SQRT([.C4])" office:value-type="float" office:value="0.0301511344577764">
            <text:p>0,030151</text:p>
          </table:table-cell>
          <table:table-cell table:style-name="ce1" table:formula="of:=[.D5]/SQRT([.D4])" office:value-type="float" office:value="0.00949157995752499">
            <text:p>0,009492</text:p>
          </table:table-cell>
          <table:table-cell table:style-name="ce1" table:formula="of:=[.E5]/SQRT([.E4])" office:value-type="float" office:value="0.00474400952851084">
            <text:p>0,004744</text:p>
          </table:table-cell>
          <table:table-cell table:style-name="ce1" table:formula="of:=[.F5]/SQRT([.F4])" office:value-type="float" office:value="0.00300015001125094">
            <text:p>0,003000</text:p>
          </table:table-cell>
        </table:table-row>
        <table:table-row table:style-name="ro1">
          <table:table-cell office:value-type="string">
            <text:p>R min</text:p>
          </table:table-cell>
          <table:table-cell table:style-name="ce2" table:formula="of:=[.$B1]-2*[.B6]" office:value-type="percentage" office:value="0.7">
            <text:p>70,00%</text:p>
          </table:table-cell>
          <table:table-cell table:style-name="ce2" table:formula="of:=[.$B1]-2*[.C6]" office:value-type="percentage" office:value="0.839697731084447">
            <text:p>83,97%</text:p>
          </table:table-cell>
          <table:table-cell table:style-name="ce2" table:formula="of:=[.$B1]-2*[.D6]" office:value-type="percentage" office:value="0.88101684008495">
            <text:p>88,10%</text:p>
          </table:table-cell>
          <table:table-cell table:style-name="ce2" table:formula="of:=[.$B1]-2*[.E6]" office:value-type="percentage" office:value="0.890511980942978">
            <text:p>89,05%</text:p>
          </table:table-cell>
          <table:table-cell table:style-name="ce2" table:formula="of:=[.$B1]-2*[.F6]" office:value-type="percentage" office:value="0.893999699977498">
            <text:p>89,40%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cout etude</text:p>
          </table:table-cell>
          <table:table-cell table:formula="of:=[.$C1]*[.B4] +[.$D1]+[.$F1]*[.B4]" office:value-type="float" office:value="710">
            <text:p>710</text:p>
          </table:table-cell>
          <table:table-cell table:formula="of:=[.$C1]*[.C4] +[.$D1]+[.$F1]*[.C4]" office:value-type="float" office:value="2600">
            <text:p>2600</text:p>
          </table:table-cell>
          <table:table-cell table:formula="of:=[.$C1]*[.D4] +[.$D1]+[.$F1]*[.D4]" office:value-type="float" office:value="21500">
            <text:p>21500</text:p>
          </table:table-cell>
          <table:table-cell table:formula="of:=[.$C1]*[.E4] +[.$D1]+[.$F1]*[.E4]" office:value-type="float" office:value="84500">
            <text:p>84500</text:p>
          </table:table-cell>
          <table:table-cell table:formula="of:=[.$C1]*[.F4] +[.$D1]+[.$F1]*[.F4]" office:value-type="float" office:value="210500">
            <text:p>2105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Nb Comp.</text:p>
          </table:table-cell>
          <table:table-cell table:number-columns-repeated="5"/>
        </table:table-row>
        <table:table-row table:style-name="ro1">
          <table:table-cell office:value-type="float" office:value="20000">
            <text:p>20000</text:p>
          </table:table-cell>
          <table:table-cell table:style-name="ce3" table:formula="of:=(0.9-[.B$7])*[.$A12]*[.$C$1]" office:value-type="float" office:value="80000">
            <text:p>80000</text:p>
          </table:table-cell>
          <table:table-cell table:style-name="ce3" table:formula="of:=(0.9-[.C$7])*[.$A12]*[.$C$1]" office:value-type="float" office:value="24120.9075662211">
            <text:p>24121</text:p>
          </table:table-cell>
          <table:table-cell table:style-name="ce3" table:formula="of:=(0.9-[.D$7])*[.$A12]*[.$C$1]" office:value-type="float" office:value="7593.26396601998">
            <text:p>7593</text:p>
          </table:table-cell>
          <table:table-cell table:style-name="ce3" table:formula="of:=(0.9-[.E$7])*[.$A12]*[.$C$1]" office:value-type="float" office:value="3795.20762280867">
            <text:p>3795</text:p>
          </table:table-cell>
          <table:table-cell table:style-name="ce3" table:formula="of:=(0.9-[.F$7])*[.$A12]*[.$C$1]" office:value-type="float" office:value="2400.12000900074">
            <text:p>2400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table:style-name="ce3" table:formula="of:=(0.9-[.B$7])*[.$A13]*[.$C$1]" office:value-type="float" office:value="400000">
            <text:p>400000</text:p>
          </table:table-cell>
          <table:table-cell table:style-name="ce3" table:formula="of:=(0.9-[.C$7])*[.$A13]*[.$C$1]" office:value-type="float" office:value="120604.537831105">
            <text:p>120605</text:p>
          </table:table-cell>
          <table:table-cell table:style-name="ce3" table:formula="of:=(0.9-[.D$7])*[.$A13]*[.$C$1]" office:value-type="float" office:value="37966.3198300999">
            <text:p>37966</text:p>
          </table:table-cell>
          <table:table-cell table:style-name="ce3" table:formula="of:=(0.9-[.E$7])*[.$A13]*[.$C$1]" office:value-type="float" office:value="18976.0381140434">
            <text:p>18976</text:p>
          </table:table-cell>
          <table:table-cell table:style-name="ce3" table:formula="of:=(0.9-[.F$7])*[.$A13]*[.$C$1]" office:value-type="float" office:value="12000.6000450037">
            <text:p>12001</text:p>
          </table:table-cell>
        </table:table-row>
        <table:table-row table:style-name="ro1">
          <table:table-cell office:value-type="float" office:value="200000">
            <text:p>200000</text:p>
          </table:table-cell>
          <table:table-cell table:style-name="ce3" table:formula="of:=(0.9-[.B$7])*[.$A14]*[.$C$1]" office:value-type="float" office:value="800000">
            <text:p>800000</text:p>
          </table:table-cell>
          <table:table-cell table:style-name="ce3" table:formula="of:=(0.9-[.C$7])*[.$A14]*[.$C$1]" office:value-type="float" office:value="241209.075662211">
            <text:p>241209</text:p>
          </table:table-cell>
          <table:table-cell table:style-name="ce3" table:formula="of:=(0.9-[.D$7])*[.$A14]*[.$C$1]" office:value-type="float" office:value="75932.6396601998">
            <text:p>75933</text:p>
          </table:table-cell>
          <table:table-cell table:style-name="ce3" table:formula="of:=(0.9-[.E$7])*[.$A14]*[.$C$1]" office:value-type="float" office:value="37952.0762280867">
            <text:p>37952</text:p>
          </table:table-cell>
          <table:table-cell table:style-name="ce3" table:formula="of:=(0.9-[.F$7])*[.$A14]*[.$C$1]" office:value-type="float" office:value="24001.2000900074">
            <text:p>24001</text:p>
          </table:table-cell>
        </table:table-row>
        <table:table-row table:style-name="ro1">
          <table:table-cell office:value-type="float" office:value="500000">
            <text:p>500000</text:p>
          </table:table-cell>
          <table:table-cell table:style-name="ce3" table:formula="of:=(0.9-[.B$7])*[.$A15]*[.$C$1]" office:value-type="float" office:value="2000000">
            <text:p>2000000</text:p>
          </table:table-cell>
          <table:table-cell table:style-name="ce3" table:formula="of:=(0.9-[.C$7])*[.$A15]*[.$C$1]" office:value-type="float" office:value="603022.689155527">
            <text:p>603023</text:p>
          </table:table-cell>
          <table:table-cell table:style-name="ce3" table:formula="of:=(0.9-[.D$7])*[.$A15]*[.$C$1]" office:value-type="float" office:value="189831.5991505">
            <text:p>189832</text:p>
          </table:table-cell>
          <table:table-cell table:style-name="ce3" table:formula="of:=(0.9-[.E$7])*[.$A15]*[.$C$1]" office:value-type="float" office:value="94880.1905702168">
            <text:p>94880</text:p>
          </table:table-cell>
          <table:table-cell table:style-name="ce3" table:formula="of:=(0.9-[.F$7])*[.$A15]*[.$C$1]" office:value-type="float" office:value="60003.0002250185">
            <text:p>60003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table:style-name="ce3" table:formula="of:=(0.9-[.B$7])*[.$A16]*[.$C$1]" office:value-type="float" office:value="4000000">
            <text:p>4000000</text:p>
          </table:table-cell>
          <table:table-cell table:style-name="ce3" table:formula="of:=(0.9-[.C$7])*[.$A16]*[.$C$1]" office:value-type="float" office:value="1206045.37831105">
            <text:p>1206045</text:p>
          </table:table-cell>
          <table:table-cell table:style-name="ce3" table:formula="of:=(0.9-[.D$7])*[.$A16]*[.$C$1]" office:value-type="float" office:value="379663.198300999">
            <text:p>379663</text:p>
          </table:table-cell>
          <table:table-cell table:style-name="ce3" table:formula="of:=(0.9-[.E$7])*[.$A16]*[.$C$1]" office:value-type="float" office:value="189760.381140434">
            <text:p>189760</text:p>
          </table:table-cell>
          <table:table-cell table:style-name="ce3" table:formula="of:=(0.9-[.F$7])*[.$A16]*[.$C$1]" office:value-type="float" office:value="120006.000450037">
            <text:p>12000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06">
      <number:number number:decimal-places="3" number:min-integer-digits="1"/>
    </number:number-style>
    <number:number-style style:name="N107">
      <number:number number:decimal-places="4" number:min-integer-digits="1"/>
    </number:number-style>
    <number:number-style style:name="N108">
      <number:number number:decimal-places="5" number:min-integer-digits="1"/>
    </number:number-style>
    <number:number-style style:name="N109">
      <number:number number:decimal-places="6" number:min-integer-digits="1"/>
    </number:number-style>
    <number:number-style style:name="N110">
      <number:number number:decimal-places="9" number:min-integer-digits="1"/>
    </number:number-style>
    <number:number-style style:name="N111">
      <number:number number:decimal-places="10" number:min-integer-digits="1"/>
    </number:number-style>
    <number:number-style style:name="N112">
      <number:number number:decimal-places="11" number:min-integer-digits="1"/>
    </number:number-style>
    <number:number-style style:name="N113">
      <number:number number:decimal-places="12" number:min-integer-digits="1"/>
    </number:number-style>
    <number:number-style style:name="N114">
      <number:number number:decimal-places="13" number:min-integer-digits="1"/>
    </number:number-style>
    <number:number-style style:name="N115">
      <number:number number:decimal-places="14" number:min-integer-digits="1"/>
    </number:number-style>
    <number:number-style style:name="N116">
      <number:number number:decimal-places="15" number:min-integer-digits="1"/>
    </number:number-style>
    <number:number-style style:name="N117">
      <number:number number:decimal-places="16" number:min-integer-digits="1"/>
    </number:number-style>
    <number:number-style style:name="N118">
      <number:number number:decimal-places="17" number:min-integer-digits="1"/>
    </number:number-style>
    <number:number-style style:name="N119">
      <number:number number:decimal-places="18" number:min-integer-digits="1"/>
    </number:number-style>
    <number:number-style style:name="N120">
      <number:number number:decimal-places="19" number:min-integer-digits="1"/>
    </number:number-style>
    <number:number-style style:name="N121">
      <number:number number:decimal-places="20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0">20/03/2012</text:date>, <text:time>17:50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3-20T17:50:59.27</dc:date>
    <meta:editing-duration>PT1H3M7S</meta:editing-duration>
    <meta:editing-cycles>2</meta:editing-cycles>
    <meta:generator>OpenOffice.org/3.3$Win32 OpenOffice.org_project/330m20$Build-9567</meta:generator>
    <meta:document-statistic meta:table-count="1" meta:cell-count="66" meta:object-count="0"/>
  </office:meta>
</office:document-meta>
</file>